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2.145cm" style:rel-column-width="7991*"/>
    </style:style>
    <style:style style:name="Table6.B" style:family="table-column">
      <style:table-column-properties style:column-width="2.417cm" style:rel-column-width="9003*"/>
    </style:style>
    <style:style style:name="Table6.C" style:family="table-column">
      <style:table-column-properties style:column-width="13.028cm" style:rel-column-width="4854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1027*"/>
    </style:style>
    <style:style style:name="Table8.B" style:family="table-column">
      <style:table-column-properties style:column-width="3.533cm" style:rel-column-width="13163*"/>
    </style:style>
    <style:style style:name="Table8.C" style:family="table-column">
      <style:table-column-properties style:column-width="11.097cm" style:rel-column-width="413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1139*"/>
    </style:style>
    <style:style style:name="Table9.B" style:family="table-column">
      <style:table-column-properties style:column-width="2.201cm" style:rel-column-width="8201*"/>
    </style:style>
    <style:style style:name="Table9.C" style:family="table-column">
      <style:table-column-properties style:column-width="12.398cm" style:rel-column-width="461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Introduction<text:tab/>1</text:p>
          <text:p text:style-name="P1">File Format<text:tab/>2</text:p>
          <text:p text:style-name="P2">Header<text:tab/>2</text:p>
          <text:p text:style-name="P2">Main code<text:tab/>2</text:p>
          <text:p text:style-name="P2">Literals<text:tab/>2</text:p>
          <text:p text:style-name="P1">Instruction Opcodes<text:tab/>3</text:p>
          <text:p text:style-name="P2">Opcode sections<text:tab/>3</text:p>
          <text:p text:style-name="P2">Opcodes<text:tab/>3</text:p>
          <text:p text:style-name="P1">Literal Data<text:tab/>4</text:p>
          <text:p text:style-name="P1">Modules<text:tab/>4</text:p>
          <text:p text:style-name="P2">Definition<text:tab/>4</text:p>
          <text:p text:style-name="P2">Locations<text:tab/>4</text:p>
          <text:p text:style-name="P1">Standard Library<text:tab/>5</text:p>
          <text:p text:style-name="P2">Overview<text:tab/>5</text:p>
          <text:p text:style-name="P2">Sections<text:tab/>5</text:p>
          <text:p text:style-name="P3">Vital<text:tab/>5</text:p>
          <text:p text:style-name="P3">Math<text:tab/>6</text:p>
          <text:p text:style-name="P3">I/O<text:tab/>8</text:p>
          <text:p text:style-name="P3">String handling<text:tab/>8</text:p>
          <text:p text:style-name="P3">Container handling<text:tab/>9</text:p>
          <text:p text:style-name="P3">Values<text:tab/>10</text:p>
          <text:p text:style-name="P3">Other<text:tab/>10</text:p>
          <text:p text:style-name="P1">Discussion<text:tab/>10</text:p>
          <text:p text:style-name="P2">String handling and Unicode<text:tab/>10</text:p>
          <text:p text:style-name="P2">Module system<text:tab/>11</text:p>
          <text:p text:style-name="P1">Changes<text:tab/>11</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292852523" text:style-name="L1">
        <text:list-item>
          <text:p text:style-name="P4">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4">A single byte describing the byte code version, the first four bits denoting the major revision, the last four bits denoting the minor revision. This version is <text:span text:style-name="Teletype">03</text:span>.</text:p>
        </text:list-item>
        <text:list-item>
          <text:p text:style-name="P4">Four bytes, read as an big endian unsigned integer, specifying code length, which is the total number of instructions.</text:p>
        </text:list-item>
        <text:list-item>
          <text:p text:style-name="P4">The code, explained in the next section.</text:p>
        </text:list-item>
        <text:list-item>
          <text:p text:style-name="P4">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1727868019" text:style-name="L2">
        <text:list-item>
          <text:p text:style-name="P5">An unsigned integer value, for the index in the list of literals.</text:p>
        </text:list-item>
        <text:list-item>
          <text:p text:style-name="P5">A signed integer value, for the offset for a jump.</text:p>
        </text:list-item>
        <text:list-item>
          <text:p text:style-name="P5">A signed integer value, for short integer literal numbers in the source.</text:p>
        </text:list-item>
        <text:list-item>
          <text:p text:style-name="P5">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ext:soft-page-break/>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row>
          <table:table-cell table:style-name="Table3.A2" office:value-type="string">
            <text:p text:style-name="Table_20_Contents">Short ident</text:p>
          </table:table-cell>
          <table:table-cell table:style-name="Table3.B2" office:value-type="string">
            <text:p text:style-name="Table_20_Contents"><text:span text:style-name="Teletype">10000000</text:span></text:p>
          </table:table-cell>
        </table:table-row>
        <table:table-row>
          <table:table-cell table:style-name="Table3.A2" office:value-type="string">
            <text:p text:style-name="Table_20_Contents">Short string</text:p>
          </table:table-cell>
          <table:table-cell table:style-name="Table3.B2" office:value-type="string">
            <text:p text:style-name="Table_20_Contents"><text:span text:style-name="Teletype">10000001</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 Short idents and strings are the same, except only one byte is used to designate, so they can be used if the length is less than 256. When loaded by the virtual machine, the information on whether or not the object was of a short variant is discarded.</text:p>
      <text:p text:style-name="Text_20_body">Note that neither idents nor strings need to be terminated by <text:span text:style-name="Teletype">NUL</text:span> bytes.</text:p>
      <text:p text:style-name="Text_20_body">For numbers, the type is followed by eight bytes, which is read as a double precision floating point number.</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text:soft-page-break/>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Sections</text:h>
      <text:p text:style-name="Text_20_body">The standard library can be divided into sections. This division does not occur anywhere else (for example, the current implementation makes no mention of these, and only separates the string handling 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text:soft-page-break/>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number being truncated.</text:p>
          </table:table-cell>
        </table:table-row>
        <text:soft-page-break/>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ext:soft-page-break/>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ext:soft-page-break/>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text:soft-page-break/>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Discussion</text:h>
      <text:h text:style-name="Heading_20_2" text:outline-level="2">String handling and Unicode</text:h>
      <text:p text:style-name="Text_20_body">The string handling part of the standard library is in need of a large change. There is no Unicode <text:soft-page-break/>support currently. It should be possible to redesign the string handling library, including Unicode 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953288091" text:style-name="L3">
        <text:list-item>
          <text:p text:style-name="P6"><text:span text:style-name="T1">Never.</text:span><text:line-break/>Advantage is simplicity: the VM doesn’t need to know anything about the compiler, or the existence of <text:span text:style-name="Source_20_Text">.deja</text:span> files.</text:p>
        </text:list-item>
        <text:list-item>
          <text:p text:style-name="P6">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6">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48163322" text:style-name="L4">
        <text:list-item>
          <text:p text:style-name="P7">This version adds documentation for the standard library.</text:p>
        </text:list-item>
        <text:list-item>
          <text:p text:style-name="P7">It also brings improvements to the module system.</text:p>
        </text:list-item>
        <text:list-item>
          <text:p text:style-name="P7">Adds short string and ident variants to the literal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09-19T09:53:58</dc:date>
    <dc:creator>Robin Wellner</dc:creator>
    <meta:editing-duration>P2DT6M16S</meta:editing-duration>
    <meta:editing-cycles>121</meta:editing-cycles>
    <meta:generator>LibreOffice/3.3$Unix LibreOffice_project/330m19$Build-202</meta:generator>
    <meta:document-statistic meta:table-count="11" meta:image-count="0" meta:object-count="0" meta:page-count="11" meta:paragraph-count="586" meta:word-count="3165" meta:character-count="17335"/>
  </office:meta>
</office:document-meta>
</file>